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-Bold" svg:font-family="Cambria-Bold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SymbolMT" svg:font-family="SymbolM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500050"/>
    </style:style>
    <style:style style:name="T2" style:family="text">
      <style:text-properties fo:color="#000000" style:font-name="LiberationSans-Bold" fo:font-size="28pt" fo:font-weight="bold" style:font-size-asian="28pt" style:font-weight-asian="bold"/>
    </style:style>
    <style:style style:name="T3" style:family="text">
      <style:text-properties fo:color="#000000" style:font-name="LiberationSans-Bold" fo:font-size="24pt" fo:font-weight="bold" style:font-size-asian="24pt" style:font-weight-asian="bold"/>
    </style:style>
    <style:style style:name="T4" style:family="text">
      <style:text-properties fo:color="#000000" style:font-name="SymbolMT" fo:font-size="11pt" style:font-size-asian="11pt"/>
    </style:style>
    <style:style style:name="T5" style:family="text">
      <style:text-properties fo:color="#000000" style:font-name="Calibri" fo:font-size="11pt" style:font-size-asian="11pt"/>
    </style:style>
    <style:style style:name="T6" style:family="text">
      <style:text-properties fo:color="#365f92" style:font-name="Cambria-Bold" fo:font-size="14pt" fo:font-weight="bold" style:font-size-asian="14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2">« Mes fiches jardinage »</text:span></text:p>
      <text:p text:style-name="P2"><text:span text:style-name="T3">Examen final développeurs Back-End</text:span></text:p>
      <text:p text:style-name="P2"><text:span text:style-name="T6"/></text:p>
      <text:p text:style-name="P2"><text:span text:style-name="T6">Cahier des charges du client</text:span></text:p>
      <text:p text:style-name="Standard"><text:span text:style-name="T6"/></text:p>
      <text:p text:style-name="Standard">Nous sommes un magazine de jardinage, et nous souhaitons mettre en ligne un module sur notre site existant qui sera exclusivement réservé à des conseils de<text:line-break/>jardinage pour nos lecteurs abonnés.</text:p>
      <text:p text:style-name="Standard">Ce module comprendra des conseils issus de nos experts sur certaines problématiques  mais laissera également la liberté à nos lecteurs abonnés de proposer la publication de fiches sur une problématique de leur choix.<text:line-break/>Le contenu est accessible uniquement à nos lecteurs abonnés et à nos experts. </text:p>
      <text:p text:style-name="Standard">Pour tous les autres visiteurs non abonnés le contenus ne sera pas lisible et une offre de souscription d'abonnement annuel sera proposée. Les abonnements sont d'une durée d'un an à un tarif de 99€ (Offre uniquement visuelle non fonctionnelle)</text:p>
      <text:p text:style-name="Standard"/>
      <text:p text:style-name="Standard">Tous les comptes sont basés sur une adresse mail et un mot de passe que chacun pourra modifier si ils le souhaitent</text:p>
      <text:p text:style-name="Standard">Si un abonné ne renouvelle pas son abonnement, alors il passera au statut "Abonné inactif" </text:p>
      <text:p text:style-name="Standard"><text:line-break/>L'écran d'accueil affiche un résumé des 5 dernières fiches saisies, et permet la recherche de fiches, la<text:line-break/>saisie d'une fiche, l’affichage des fiches dont on est le rédacteur, et l’affichage des fiches que l’on a<text:line-break/>marquées comme favorites.</text:p>
      <text:p text:style-name="Standard"><text:line-break/>Une fiche comprend :<text:line-break/> un titre décrivant la problématique<text:line-break/> le texte décrivant les conseils apportés<text:line-break/> une photo facultative (l'auteur n'est pas obligé de la charger)<text:line-break/> l'auteur, la date de saisie, et la date de dernière mise à jour.<text:line-break/><text:line-break/>Lorsqu'on visualise une fiche, on peut ajouter un commentaire (un peu comme sur le principe des réseaux<text:line-break/>sociaux), et voir les commentaires existants (dans l'ordre de publication, avec le nom de l'auteur du<text:line-break/>commentaire et la date)</text:p>
      <text:p text:style-name="Standard"><text:line-break/>On voit aussi le statut de l’auteur : Abonné, Ancien abonné (profil avec abonnement inactif),<text:line-break/>ou expert (l’information sur le fait que l'expert soit encore actif ou non n’est pas affichée.)</text:p>
      <text:p text:style-name="Standard">On dispose d’une fonctionnalité pour mettre des fiches en favorites.</text:p>
      <text:p text:style-name="Standard">Tout le monde peut donc créer des fiches.</text:p>
      <text:p text:style-name="Standard">Les abonnés ne peuvent modifier que les fiches conseils qu'ils ont eux-même créées.</text:p>
      <text:p text:style-name="Standard">Les experts peuvent modifier leurs fiches et celles des abonnés (mais pas les fiches des autres<text:line-break/>experts).<text:line-break/>Personne ne peut supprimer de fiches.<text:line-break/>Tout le monde peut ajouter librement des commentaires aux fiches.<text:line-break/>Un compte abonné ou expert peut être désactivé (il n'est alors plus possible de se connecter avec ce compte).</text:p>
      <text:p text:style-name="Standard"/>
      <text:p text:style-name="Standard"><text:soft-page-break/></text:p>
      <text:p text:style-name="Standard"/>
      <text:p text:style-name="Standard">Optionnel: </text:p>
      <text:p text:style-name="Standard">-Les abonnés peuvent noter sous formes de 5 étoiles les articles des experts et des autres abonnés</text:p>
      <text:p text:style-name="Standard">-Espace compte personnel qui permet la modification des infos personnelles ainsi que le décompte des jours restants pour les abonnés avec un bouton "renouveler"</text:p>
      <text:p text:style-name="Standard"/>
      <text:p text:style-name="Standard"/>
      <text:p text:style-name="P1"><text:span text:style-name="T6">Charte graphique</text:span></text:p>
      <text:p text:style-name="P1"><text:span text:style-name="T4"> </text:span><text:span text:style-name="T5">Polices de titre : Archivo Black 18px Majuscules #227799</text:span></text:p>
      <text:p text:style-name="P1"><text:span text:style-name="T4"> </text:span><text:span text:style-name="T5">Polices de boutons : Archivo Black 18px Majuscules #fff</text:span></text:p>
      <text:p text:style-name="P1"><text:span text:style-name="T4"> </text:span><text:span text:style-name="T5">Fond des boutons : #227799</text:span></text:p>
      <text:p text:style-name="P1"><text:span text:style-name="T4"> </text:span><text:span text:style-name="T5">Fond des boutons au survol : #50b9e4</text:span></text:p>
      <text:p text:style-name="P1"><text:span text:style-name="T4"> </text:span><text:span text:style-name="T5">Fond des boutons alternatif : #cc3d17</text:span></text:p>
      <text:p text:style-name="P1"><text:span text:style-name="T4"> </text:span><text:span text:style-name="T5">Fond des boutons alternatif au survol : #ed7150</text:span></text:p>
      <text:p text:style-name="P1"><text:span text:style-name="T4"> </text:span><text:span text:style-name="T5">Autres polices : Roboto 16px #333</text:span></text:p>
      <text:p text:style-name="P1"><text:span text:style-name="T4"> </text:span><text:span text:style-name="T5">Espaces à 1.5rem sauf espaces entre les grands blocs à 3rem</text:span></text:p>
      <text:p text:style-name="P1"><text:span text:style-name="T5">Nous n’avons pas encore de logo, il est en cours de réalisation.</text:span></text:p>
      <text:p text:style-name="P1"><text:span text:style-name="T6"/></text:p>
      <text:p text:style-name="P1"><text:span text:style-name="T6">Contraintes techniques obligatoires pour le RNCP</text:span></text:p>
      <text:p text:style-name="P1"><text:span text:style-name="T5">Vous n’êtes pas obligés de faire une maquette sous Photoshop ou un autre logiciel.</text:span></text:p>
      <text:p text:style-name="P1"><text:span text:style-name="T5">L’intégration HTML / CSS doit être fonctionnelle et respecter les standards. Vous n’êtes pas</text:span></text:p>
      <text:p text:style-name="P1"><text:span text:style-name="T5">contraints de remplir toutes les balises et attributs utilsées par le réfrencement (mais bien sûr celles</text:span></text:p>
      <text:p text:style-name="P1"><text:span text:style-name="T5">liées à l’ergonomie). La sémantique des balises doit être respectée.</text:span></text:p>
      <text:p text:style-name="P1"><text:span text:style-name="T5">Vous pouvez utiliser un framework CSS .</text:span></text:p>
      <text:p text:style-name="P1"><text:span text:style-name="T5">La programmation orientée objet est obligatoire pour les programmes sur le serveur. Un respect de</text:span></text:p>
      <text:p text:style-name="P1"><text:span text:style-name="T5">l’architecture MVC également.</text:span></text:p>
      <text:p text:style-name="P1"><text:span text:style-name="T5">Le code doit être maintenable, donc commenté.</text:span></text:p>
      <text:p text:style-name="P1"><text:span text:style-name="T5">Il doit également être robuste (donc pas de possibilité d’accèder à des fonctions non autorisées, ni</text:span></text:p>
      <text:p text:style-name="P1"><text:span text:style-name="T5">d’injecter du SQL ou des scripts JS par exemple).</text:span></text:p>
      <text:p text:style-name="P1"><text:span text:style-name="T6"/></text:p>
      <text:p text:style-name="P1"><text:span text:style-name="T6">Conseils</text:span></text:p>
      <text:p text:style-name="P1"><text:span text:style-name="T5">Votre analyse et l’organisation de votre travail produit des documents intermédiaires, en plus du</text:span></text:p>
      <text:p text:style-name="P1"><text:span text:style-name="T5">code source : nous vous conseillons de les conserver et de les présenter au Jury.</text:span></text:p>
      <text:p text:style-name="P1"><text:span text:style-name="T5">Gérez bien votre temps : ne faites pas l’impasse sur les phases de réflexion, d’analyse et de</text:span></text:p>
      <text:p text:style-name="P1"><text:span text:style-name="T5">conception. N’hésitez pas à sauvegarder des versions intermédiaires opérationnelles, même si elles</text:span></text:p>
      <text:p text:style-name="P1"><text:span text:style-name="T5">sont incomplètes.</text:span></text:p>
      <text:p text:style-name="P1"><text:span text:style-name="T5">Si vous pensez ne pas avoir le temps de tout faire, ne partez pas dans tous les sens : mettez</text:span></text:p>
      <text:p text:style-name="P1"><text:span text:style-name="T5">clairement des fonctionnalités de côté (en sachant l’expliquer au jury), et revenez y à la fin si vous en</text:span></text:p>
      <text:p text:style-name="P1"><text:span text:style-name="T5">avez le temps.</text:span></text:p>
      <text:p text:style-name="P1"><text:span text:style-name="T5">Vous serez d’abord jugés sur l’aspect fonctionnel (incluant l’ergonomie).</text:span></text:p>
      <text:p text:style-name="P1"><text:span text:style-name="T5">Ne passez donc pas trop de temps sur la partie graphique : faites rapidement un design simple, et</text:span></text:p>
      <text:p text:style-name="P1"><text:span text:style-name="T5">vous enrichirez les templates à la fin si vous en avez le temps. Pour cela, découpez efficacement les</text:span></text:p>
      <text:p text:style-name="Standard"><text:span text:style-name="T5">différents blo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-Bold" svg:font-family="Cambria-Bold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SymbolMT" svg:font-family="SymbolM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08:41:36.391000000</meta:creation-date>
    <dc:date>2019-07-15T08:43:41.488000000</dc:date>
    <meta:editing-duration>PT2M5S</meta:editing-duration>
    <meta:editing-cycles>1</meta:editing-cycles>
    <meta:document-statistic meta:table-count="0" meta:image-count="0" meta:object-count="0" meta:page-count="2" meta:paragraph-count="52" meta:word-count="790" meta:character-count="4787" meta:non-whitespace-character-count="4041"/>
    <meta:generator>LibreOffice/5.4.0.3$Windows_x86 LibreOffice_project/7556cbc6811c9d992f4064ab9287069087d7f62c</meta:generator>
  </office:meta>
</office:document-meta>
</file>